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 close, no matter how far<text:line-break/>Couldn't be much more from the heart<text:line-break/>Forever trusting who we are<text:line-break/>And nothing else matters</text:p>
      <text:p text:style-name="Standard">Never opened myself this way<text:line-break/>Life is ours, we live it our way<text:line-break/>All these words, I don't just say<text:line-break/>And nothing else matters</text:p>
      <text:p text:style-name="Standard">Trust I seek and I find in you<text:line-break/>Every day for us something new<text:line-break/>Open mind for a different view<text:line-break/>And nothing else matters</text:p>
      <text:p text:style-name="Standard">Never cared for what they do<text:line-break/>Never cared for what they know<text:line-break/>But I know</text:p>
      <text:p text:style-name="Standard">So close, no matter how far<text:line-break/>It couldn't be much more from the heart<text:line-break/>Forever trusting who we are<text:line-break/>And nothing else matters</text:p>
      <text:p text:style-name="Standard">Never cared for what they do<text:line-break/>Never cared for what they know<text:line-break/>But I know</text:p>
      <text:p text:style-name="Standard">I never opened myself this way<text:line-break/>Life is ours, we live it our way<text:line-break/>All these words, I don't just say<text:line-break/>And nothing else matters</text:p>
      <text:p text:style-name="Standard">Trust I seek and I find in you<text:line-break/>Every day for us something new<text:line-break/>Open mind for a different view<text:line-break/>And nothing else matters</text:p>
      <text:p text:style-name="Standard">Never cared for what they say<text:line-break/>Never cared for games they play<text:line-break/>Never cared for what they do<text:line-break/>Never cared for what they know<text:line-break/>And I know, yeah, yeah</text:p>
      <text:p text:style-name="Standard">So close, no matter how far<text:line-break/>Couldn't be much more from the heart<text:line-break/>Forever trusting who we are<text:line-break/>No, nothing else matter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09:59:17.992249172</meta:creation-date>
    <dc:date>2021-03-25T09:59:48.643415877</dc:date>
    <meta:editing-duration>PT34S</meta:editing-duration>
    <meta:editing-cycles>1</meta:editing-cycles>
    <meta:document-statistic meta:table-count="0" meta:image-count="0" meta:object-count="0" meta:page-count="1" meta:paragraph-count="10" meta:word-count="223" meta:character-count="1114" meta:non-whitespace-character-count="901"/>
    <meta:generator>LibreOffice/6.4.6.2$Linux_X86_64 LibreOffice_project/40$Build-2</meta:generator>
  </office:meta>
</office:document-meta>
</file>